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Textbody" style:family="paragraph">
      <style:paragraph-properties fo:text-indent="0.4923in"/>
    </style:style>
    <style:style style:name="P6" style:parent-style-name="Textbody" style:family="paragraph">
      <style:paragraph-properties fo:text-indent="0.4923in"/>
    </style:style>
    <style:style style:name="T7" style:parent-style-name="Fuentedepárrafopredeter." style:family="text">
      <style:text-properties style:font-name-complex="Times New Roman" style:font-size-complex="12pt"/>
    </style:style>
    <style:style style:name="P8" style:parent-style-name="Textbody" style:family="paragraph">
      <style:paragraph-properties fo:text-indent="0.4923in"/>
    </style:style>
    <style:style style:name="P9" style:parent-style-name="Textbody" style:family="paragraph">
      <style:paragraph-properties fo:text-indent="0.4923in"/>
    </style:style>
    <style:style style:name="T10" style:parent-style-name="Fuentedepárrafopredeter." style:family="text">
      <style:text-properties style:font-name-complex="Times New Roman" style:font-size-complex="12pt"/>
    </style:style>
    <style:style style:name="P11" style:parent-style-name="Textbody" style:family="paragraph">
      <style:paragraph-properties fo:text-indent="0.4923in"/>
    </style:style>
    <style:style style:name="P12" style:parent-style-name="Textbody" style:family="paragraph">
      <style:paragraph-properties fo:text-indent="0.4923in"/>
    </style:style>
    <style:style style:name="T13" style:parent-style-name="Fuentedepárrafopredeter." style:family="text">
      <style:text-properties style:font-name-complex="Times New Roman" style:font-size-complex="12pt"/>
    </style:style>
    <style:style style:name="T14" style:parent-style-name="Fuentedepárrafopredeter." style:family="text">
      <style:text-properties style:font-name-complex="Times New Roman" style:font-size-complex="12pt"/>
    </style:style>
    <style:style style:name="T15" style:parent-style-name="Fuentedepárrafopredeter." style:family="text">
      <style:text-properties style:font-name-complex="Times New Roman" style:font-size-complex="12pt"/>
    </style:style>
    <style:style style:name="T16" style:parent-style-name="Fuentedepárrafopredeter." style:family="text">
      <style:text-properties style:font-name-complex="Times New Roman" style:font-size-complex="12pt"/>
    </style:style>
  </office:automatic-styles>
  <office:body>
    <office:text text:use-soft-page-breaks="true">
      <text:h text:style-name="P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Título2" text:outline-level="2">Python</text:h>
      <text:p text:style-name="P5">Este ha sido el lenguaje de programación escogido para desarrollar este proyecto software.<text:s/></text:p>
      <text:p text:style-name="Textbody">Las ventajas que proporciona este lenguaje frente a otros es la cantidad y calidad de librerías de las que dispone, tanto para manejar datos geoespaciales, como para el procesamiento de datos. Dado que el proyecto tiene como ejes centrales estos dos puntos se optó por esta alternativa.</text:p>
      <text:p text:style-name="Textbody">Como desventaja tenía la gran complicación que supone implementar técnicas de ingeniería del software en este lenguaje.</text:p>
      <text:h text:style-name="Título3" text:outline-level="3">Alternativas</text:h>
      <text:h text:style-name="Título4" text:outline-level="4">Java</text:h>
      <text:p text:style-name="P6">Java se consideró como posible alternativa, pero se descartó debido a la complejidad y escasa información de las librerías que había, en comparación con las de Python.</text:p>
      <text:h text:style-name="Título2" text:outline-level="2">Open Street Map<text:span text:style-name="Ref.denotaalpie"><text:note text:note-class="footnote" text:id="_ftn0"><text:note-citation>1</text:note-citation><text:note-body><text:p text:style-name="Textonotapie"><text:s/><text:span text:style-name="T7">«OpenStreetMap».</text:span></text:p></text:note-body></text:note></text:span></text:h>
      <text:p text:style-name="P8">Se trata de un proyecto colaborativo para crear mapas. Estos mapas son creados y actualizados usando información geográfica obtenida por sus colaboradores. Que es almacenada en una base de datos. Esta base de datos se distribuye mediante una licencia abierta de base de datos.</text:p>
      <text:p text:style-name="P9">Estos mapas les utilizamos en el proyecto para poder saber que hay en el mundo real en esas paradas que tenemos registradas. Y de esta forma obtener información de las paradas y no solo puntos geográficos.</text:p>
      <text:h text:style-name="Título3" text:outline-level="3">Alternativas</text:h>
      <text:h text:style-name="Título4" text:outline-level="4">Google Maps</text:h>
      <text:p text:style-name="Normal"><text:tab/>Se descarto por ser una alternativa distribuida mediante una licencia propietaria y tiene costes económicos. Y dado que esta aplicación está bajo una licencia GPL3 completamente gratuita, es un coste que no se puede asumir.</text:p>
      <text:h text:style-name="Título2" text:outline-level="2">GeoPandas<text:span text:style-name="Ref.denotaalpie"><text:note text:note-class="footnote" text:id="_ftn1"><text:note-citation>2</text:note-citation><text:note-body><text:p text:style-name="Textonotapie"><text:s/><text:span text:style-name="T10">«GeoPandas 0.4.0 — GeoPandas 0.4.0 documentation».</text:span></text:p></text:note-body></text:note></text:span></text:h>
      <text:p text:style-name="P11">Es una librería de Python que extiende de la librería Pandas, permitiendo realizar todas las operaciones que permite Pandas y también aporta una serie de operaciones geoespaciales. En el proyecto es utilizada para hacer operaciones matemáticas sobre los datos, transformaciones en los sistemas de coordenadas y cargar datos. Nos permite cargar datos geoespaciales directamente de la base de datos.</text:p>
      <text:h text:style-name="Título2" text:outline-level="2">Pandas</text:h>
      <text:p text:style-name="Textbody"><text:tab/>Es una librería de código abierto que sirve para realizar análisis de datos permitiendo de forma fácil hacer operaciones sobre los datos.</text:p>
      <text:p text:style-name="Textbody"><text:tab/>En el proyecto principalmente utilizamos pandas a través de GeoPandas, pero hay operaciones de las cuales no dispone GeoPandas como es la carga de datos desde un CSV. Y esta funcionalidad es necesaria para introducir nuevas rutas.</text:p>
      <text:h text:style-name="Título2" text:outline-level="2">PostgreSQL</text:h>
      <text:p text:style-name="P12">Es un motor de bases de datos de código abierto. Este motor de bases de datos cuanta con una extensión que es PostGIS que permite trabajar con datos geoespaciales. La escogimos porque el resto de las bases de datos que pueden trabajar con estos tipos de datos son de pago. A demás es un motor de bases de datos estable y del que hay gran cantidad de información.</text:p>
      <text:p text:style-name="Textbody"><text:tab/>En el proyecto la utilizamos para guardar la base de datos de Nominatim, la de la propia aplicación y otra de ost2psql. Todas ellas necesitan del complemento de PostGIS.</text:p>
      <text:h text:style-name="Título2" text:outline-level="2">PostGIS<text:span text:style-name="Ref.denotaalpie"><text:note text:note-class="footnote" text:id="_ftn2"><text:note-citation>3</text:note-citation><text:note-body><text:p text:style-name="Textonotapie"><text:s/><text:span text:style-name="T13">«PostGIS — Documentation».</text:span></text:p></text:note-body></text:note></text:span></text:h>
      <text:p text:style-name="Textbody"><text:tab/>Se trata de una extensión de PostgreSQL la cual facilita el trabajo con datos geoespaciales. Añade nuevos tipos de datos geoespaciales, mejora la búsqueda de estos y añade funciones para trabajar con este tipo de datos.</text:p>
      <text:p text:style-name="Textbody"><text:tab/>Se utiliza para poder almacenar los datos espaciales de las tres bases de datos que utilizamos. También la utiliza GeoPandas para cargar datos de la base de datos en la aplicación.</text:p>
      <text:h text:style-name="Título2" text:outline-level="2">Nominatim<text:span text:style-name="Ref.denotaalpie"><text:note text:note-class="footnote" text:id="_ftn3"><text:note-citation>4</text:note-citation><text:note-body><text:p text:style-name="Textonotapie"><text:s/><text:span text:style-name="T14">«Nominatim 3.3.0».</text:span></text:p></text:note-body></text:note></text:span></text:h>
      <text:p text:style-name="Textbody"><text:tab/>Es una Herramienta que nos permite buscar en una base de datos completa de OSM. Tiene una modalidad de búsqueda que es “Reverse<text:span text:style-name="Ref.denotaalpie"><text:note text:note-class="footnote" text:id="_ftn4"><text:note-citation>5</text:note-citation><text:note-body><text:p text:style-name="Textonotapie"><text:s/><text:span text:style-name="T15">«Reverse - Nominatim 3.3.0».</text:span></text:p></text:note-body></text:note></text:span>” con la que podemos buscar elementos de OSM por id, o por coordenadas. Esta búsqueda inversa por coordenadas nos permite buscar por capas y podemos escoger como queremos que nos devuelva la información. Esto va desde el formato al idioma o el nivel de detalles.</text:p>
      <text:p text:style-name="Textbody"><text:tab/>En este proyecto la utilizamos para buscar coordenadas y obtener el punto más cercano de las paradas que tenemos en la aplicación. A demás también la usamos posteriormente para obtener los detalles de una para de la que ya tenemos guardada la id de OSM.</text:p>
      <text:p text:style-name="Textbody"><text:tab/>Esta herramienta tiene una API a la cual se pueden hacer las peticiones, pero debido a la limitación de una petición por segundo hemos tenido que optar por instalarla.</text:p>
      <text:h text:style-name="Título2" text:outline-level="2">Osm2pgsql<text:span text:style-name="Ref.denotaalpie"><text:note text:note-class="footnote" text:id="_ftn5"><text:note-citation>6</text:note-citation><text:note-body><text:p text:style-name="Textonotapie"><text:s/><text:span text:style-name="T16">«Osm2pgsql - OpenStreetMap Wiki».</text:span></text:p></text:note-body></text:note></text:span></text:h>
      <text:p text:style-name="Textbody"><text:tab/>Esta es una herramienta que nos permite cargar los XML de OSM en una base de datos de PostgreSQL. Para atízala necesitamos tener una base de datos creada con la extensión de PostGIS. Esta Herramienta también la utiliza Nominatim para crear su base de datos. Osm2pgsql por defecto crea una base de datos simplificada con los datos de OSM, pero permite crear bases de datos con los datos completos como hace Nominatim mediante sus opciones de configuración.</text:p>
      <text:p text:style-name="Textbody"><text:tab/>En el proyecto la utilizamos para tener una base de datos simplificada de OSM y la utiliza Nominatim para crear su base de datos comple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fo:font-size="16pt" style:font-size-asian="16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fo:font-size="16pt" style:font-size-asian="16pt" style:font-size-complex="10.5pt"/>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 style:display-name="Texto nota pie Car" style:family="text" style:parent-style-name="Fuentedepárrafopredeter.">
      <style:text-properties style:font-name-complex="Mangal" fo:font-size="10pt" style:font-size-asian="10pt" style:font-size-complex="9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11</text:editing-cycles><text:s/><text:title text:fixed="false"/><text:modification-date style:data-style-name="N4">18/may.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0:00Z</meta:creation-date>
    <dc:date>2019-06-03T14:32:00Z</dc:date>
    <meta:template xlink:href="Normal.dotm" xlink:type="simple"/>
    <meta:editing-cycles>19</meta:editing-cycles>
    <meta:editing-duration>PT63480S</meta:editing-duration>
    <meta:user-defined meta:name="ZOTERO_PREF_1">&lt;data data-version="3" zotero-version="5.0.66"&gt;&lt;session id="puh3llOv"/&gt;&lt;style id="http://www.zotero.org/styles/chicago-note-bibliography" locale="es-ES" hasBibliography="1" bibliographyStyleHasBeenSet="0"/&gt;&lt;prefs&gt;&lt;pref name="fieldType" value="Field"/&gt;&lt;pre</meta:user-defined>
    <meta:user-defined meta:name="ZOTERO_PREF_2">f name="noteType" value="1"/&gt;&lt;/prefs&gt;&lt;/data&gt;</meta:user-defined>
    <meta:document-statistic meta:page-count="1" meta:paragraph-count="10" meta:word-count="830" meta:character-count="5389" meta:row-count="38" meta:non-whitespace-character-count="4569"/>
  </office:meta>
</office:document-meta>
</file>